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D000000A965131D18.png" manifest:media-type="image/png"/>
  <manifest:file-entry manifest:full-path="Pictures/10000000000002130000009F3623990B.png" manifest:media-type="image/png"/>
  <manifest:file-entry manifest:full-path="Pictures/10000000000002DE0000007B1C0A575F.png" manifest:media-type="image/png"/>
  <manifest:file-entry manifest:full-path="Pictures/100000000000023C0000004E475464AD.png" manifest:media-type="image/png"/>
  <manifest:file-entry manifest:full-path="Pictures/10000000000002740000008FAF989606.png" manifest:media-type="image/png"/>
  <manifest:file-entry manifest:full-path="Pictures/10000000000001A400000049E5C0774F.png" manifest:media-type="image/png"/>
  <manifest:file-entry manifest:full-path="Pictures/100000000000027300000067FFD34FB0.png" manifest:media-type="image/png"/>
  <manifest:file-entry manifest:full-path="Pictures/10000000000000BA0000003B7C014AD8.png" manifest:media-type="image/png"/>
  <manifest:file-entry manifest:full-path="Pictures/100000000000012D00000026AA6AA690.png" manifest:media-type="image/png"/>
  <manifest:file-entry manifest:full-path="Pictures/10000000000001960000003424857744.png" manifest:media-type="image/png"/>
  <manifest:file-entry manifest:full-path="Pictures/10000000000001FB00000067B7F27913.png" manifest:media-type="image/png"/>
  <manifest:file-entry manifest:full-path="Pictures/100000000000017600000029339C0936.png" manifest:media-type="image/png"/>
  <manifest:file-entry manifest:full-path="Pictures/100000000000023C0000003B431C41EC.png" manifest:media-type="image/png"/>
  <manifest:file-entry manifest:full-path="Pictures/100000000000028F0000003D86AC3C31.png" manifest:media-type="image/png"/>
  <manifest:file-entry manifest:full-path="Pictures/100000000000024A0000003ADA8FBAC4.png" manifest:media-type="image/png"/>
  <manifest:file-entry manifest:full-path="Pictures/10000000000002340000003AC1CB0C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4.048cm" svg:height="4.206cm" svg:x="1.75cm" svg:y="1.544cm">
          <draw:image xlink:href="Pictures/10000000000002130000009F3623990B.png" xlink:type="simple" xlink:show="embed" xlink:actuate="onLoad" draw:mime-type="image/png">
            <text:p/>
          </draw:image>
        </draw:frame>
        <draw:frame draw:style-name="gr1" draw:text-style-name="P1" draw:layer="layout" svg:width="11.112cm" svg:height="1.93cm" svg:x="1.75cm" svg:y="9.5cm">
          <draw:image xlink:href="Pictures/10000000000001A400000049E5C0774F.png" xlink:type="simple" xlink:show="embed" xlink:actuate="onLoad" draw:mime-type="image/png">
            <text:p/>
          </draw:image>
        </draw:frame>
        <draw:frame draw:style-name="gr1" draw:text-style-name="P1" draw:layer="layout" svg:width="16.588cm" svg:height="2.724cm" svg:x="1.912cm" svg:y="15cm">
          <draw:image xlink:href="Pictures/100000000000027300000067FFD34FB0.png" xlink:type="simple" xlink:show="embed" xlink:actuate="onLoad" draw:mime-type="image/png">
            <text:p/>
          </draw:image>
        </draw:frame>
        <draw:frame draw:style-name="gr1" draw:text-style-name="P1" draw:layer="layout" svg:width="8.673cm" svg:height="2.75cm" svg:x="2cm" svg:y="22cm">
          <draw:image xlink:href="Pictures/10000000000000BA0000003B7C014AD8.png" xlink:type="simple" xlink:show="embed" xlink:actuate="onLoad" draw:mime-type="image/png">
            <text:p/>
          </draw:image>
        </draw:frame>
      </draw:page>
      <draw:page draw:name="page2" draw:style-name="dp1" draw:master-page-name="預設">
        <draw:frame draw:style-name="gr1" draw:text-style-name="P1" draw:layer="layout" svg:width="16.505cm" svg:height="2.25cm" svg:x="2.245cm" svg:y="2.5cm">
          <draw:image xlink:href="Pictures/100000000000023C0000004E475464AD.png" xlink:type="simple" xlink:show="embed" xlink:actuate="onLoad" draw:mime-type="image/png">
            <text:p/>
          </draw:image>
        </draw:frame>
        <draw:frame draw:style-name="gr1" draw:text-style-name="P1" draw:layer="layout" svg:width="14.647cm" svg:height="1.875cm" svg:x="2.25cm" svg:y="8.125cm">
          <draw:image xlink:href="Pictures/10000000000001960000003424857744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3.182cm" svg:x="1.5cm" svg:y="21.5cm">
          <draw:image xlink:href="Pictures/10000000000002DE0000007B1C0A575F.png" xlink:type="simple" xlink:show="embed" xlink:actuate="onLoad" draw:mime-type="image/png">
            <text:p/>
          </draw:image>
        </draw:frame>
        <draw:frame draw:style-name="gr1" draw:text-style-name="P1" draw:layer="layout" svg:width="17.25cm" svg:height="2.175cm" svg:x="2.25cm" svg:y="15.25cm">
          <draw:image xlink:href="Pictures/100000000000012D00000026AA6AA690.png" xlink:type="simple" xlink:show="embed" xlink:actuate="onLoad" draw:mime-type="image/png">
            <text:p/>
          </draw:image>
        </draw:frame>
      </draw:page>
      <draw:page draw:name="page3" draw:style-name="dp1" draw:master-page-name="預設">
        <draw:frame draw:style-name="gr1" draw:text-style-name="P1" draw:layer="layout" svg:width="17.713cm" svg:height="4.033cm" svg:x="2.287cm" svg:y="8.5cm">
          <draw:image xlink:href="Pictures/10000000000002740000008FAF989606.png" xlink:type="simple" xlink:show="embed" xlink:actuate="onLoad" draw:mime-type="image/png">
            <text:p/>
          </draw:image>
        </draw:frame>
        <draw:frame draw:style-name="gr1" draw:text-style-name="P1" draw:layer="layout" svg:width="16.003cm" svg:height="3.25cm" svg:x="2.25cm" svg:y="2.5cm">
          <draw:image xlink:href="Pictures/10000000000001FB00000067B7F27913.png" xlink:type="simple" xlink:show="embed" xlink:actuate="onLoad" draw:mime-type="image/png">
            <text:p/>
          </draw:image>
        </draw:frame>
        <draw:frame draw:style-name="gr1" draw:text-style-name="P1" draw:layer="layout" svg:width="15.659cm" svg:height="4.75cm" svg:x="2.341cm" svg:y="16.75cm">
          <draw:image xlink:href="Pictures/100000000000022D000000A965131D18.png" xlink:type="simple" xlink:show="embed" xlink:actuate="onLoad" draw:mime-type="image/png">
            <text:p/>
          </draw:image>
        </draw:frame>
        <draw:frame draw:style-name="gr1" draw:text-style-name="P1" draw:layer="layout" svg:width="13.099cm" svg:height="1.334cm" svg:x="2.5cm" svg:y="24.916cm">
          <draw:image xlink:href="Pictures/100000000000017600000029339C0936.png" xlink:type="simple" xlink:show="embed" xlink:actuate="onLoad" draw:mime-type="image/png">
            <text:p/>
          </draw:image>
        </draw:frame>
      </draw:page>
      <draw:page draw:name="page4" draw:style-name="dp1" draw:master-page-name="預設">
        <draw:frame draw:style-name="gr1" draw:text-style-name="P1" draw:layer="layout" svg:width="16.976cm" svg:height="1.75cm" svg:x="2cm" svg:y="3.25cm">
          <draw:image xlink:href="Pictures/100000000000023C0000003B431C41EC.png" xlink:type="simple" xlink:show="embed" xlink:actuate="onLoad" draw:mime-type="image/png">
            <text:p/>
          </draw:image>
        </draw:frame>
        <draw:frame draw:style-name="gr1" draw:text-style-name="P1" draw:layer="layout" svg:width="17.329cm" svg:height="1.613cm" svg:x="1.75cm" svg:y="9.75cm">
          <draw:image xlink:href="Pictures/100000000000028F0000003D86AC3C31.png" xlink:type="simple" xlink:show="embed" xlink:actuate="onLoad" draw:mime-type="image/png">
            <text:p/>
          </draw:image>
        </draw:frame>
        <draw:frame draw:style-name="gr1" draw:text-style-name="P1" draw:layer="layout" svg:width="18.031cm" svg:height="1.784cm" svg:x="1.5cm" svg:y="15.75cm">
          <draw:image xlink:href="Pictures/100000000000024A0000003ADA8FBAC4.png" xlink:type="simple" xlink:show="embed" xlink:actuate="onLoad" draw:mime-type="image/png">
            <text:p/>
          </draw:image>
        </draw:frame>
        <draw:frame draw:style-name="gr1" draw:text-style-name="P1" draw:layer="layout" svg:width="17.023cm" svg:height="1.75cm" svg:x="1.75cm" svg:y="21.5cm">
          <draw:image xlink:href="Pictures/10000000000002340000003AC1CB0C8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13:25:01.336000000</meta:creation-date>
    <dc:date>2024-03-06T17:41:20.558000000</dc:date>
    <meta:editing-duration>PT18H10M36S</meta:editing-duration>
    <meta:editing-cycles>8</meta:editing-cycles>
    <meta:generator>LibreOffice/24.2.1.2$Windows_X86_64 LibreOffice_project/db4def46b0453cc22e2d0305797cf981b68ef5ac</meta:generator>
    <meta:print-date>2024-03-01T14:27:21.858000000</meta:print-date>
    <meta:printed-by>PDF 檔案</meta:printed-by>
    <meta:document-statistic meta:object-count="16"/>
  </office:meta>
</office:document-meta>
</file>